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3pt"/>
    </style:style>
    <style:style style:name="co2" style:family="table-column">
      <style:table-column-properties fo:break-before="auto" style:column-width="34.95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31.89pt"/>
    </style:style>
    <style:style style:name="co6" style:family="table-column">
      <style:table-column-properties fo:break-before="auto" style:column-width="65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5" style:family="table-cell" style:parent-style-name="Default" style:data-style-name="N10107">
      <style:table-cell-properties style:text-align-source="fix" style:repeat-content="false"/>
      <style:paragraph-properties fo:text-align="end" fo:margin-left="0pt"/>
    </style:style>
    <style:style style:name="ce16" style:family="table-cell" style:parent-style-name="Default" style:data-style-name="N4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resentiel_5f_Asent">
      <style:map style:condition="cell-content()=0" style:apply-style-name="Presentiel_5f_Asent" style:base-cell-address="'Semaine 1'.B2"/>
      <style:map style:condition="cell-content()=1" style:apply-style-name="Presentiel_5f_Present" style:base-cell-address="'Semaine 1'.B2"/>
      <style:map style:condition="cell-content()=0" style:apply-style-name="Accent" style:base-cell-address="'Semaine 1'.B2"/>
    </style:style>
    <style:style style:name="ce18" style:family="table-cell" style:parent-style-name="Default" style:data-style-name="N40"/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9" style:family="table-cell" style:parent-style-name="Default" style:data-style-name="N40">
      <style:table-cell-properties style:text-align-source="fix" style:repeat-content="false"/>
      <style:paragraph-properties fo:text-align="center" fo:margin-left="0pt"/>
    </style:style>
    <style:style style:name="ce9" style:family="table-cell" style:parent-style-name="Presentiel_5f_Asent">
      <style:map style:condition="cell-content()=0" style:apply-style-name="Presentiel_5f_Asent" style:base-cell-address="'Semaine 2'.B2"/>
      <style:map style:condition="cell-content()=1" style:apply-style-name="Presentiel_5f_Present" style:base-cell-address="'Semaine 2'.B2"/>
      <style:map style:condition="cell-content()=0" style:apply-style-name="Accent" style:base-cell-address="'Semaine 2'.B2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Presentiel_5f_Asent">
      <style:map style:condition="cell-content()=0" style:apply-style-name="Presentiel_5f_Asent" style:base-cell-address="'Semaine 3'.B2"/>
      <style:map style:condition="cell-content()=1" style:apply-style-name="Presentiel_5f_Present" style:base-cell-address="'Semaine 3'.B2"/>
      <style:map style:condition="cell-content()=0" style:apply-style-name="Accent" style:base-cell-address="'Semaine 3'.B2"/>
    </style:style>
    <style:style style:name="ce12" style:family="table-cell" style:parent-style-name="Presentiel_5f_Asent">
      <style:map style:condition="cell-content()=0" style:apply-style-name="Presentiel_5f_Asent" style:base-cell-address="'Semaine 4'.B2"/>
      <style:map style:condition="cell-content()=1" style:apply-style-name="Presentiel_5f_Present" style:base-cell-address="'Semaine 4'.B2"/>
      <style:map style:condition="cell-content()=0" style:apply-style-name="Accent" style:base-cell-address="'Semaine 4'.B2"/>
    </style:style>
    <style:style style:name="ce13" style:family="table-cell" style:parent-style-name="Presentiel_5f_Asent">
      <style:map style:condition="cell-content()=0" style:apply-style-name="Presentiel_5f_Asent" style:base-cell-address="'Semaine 5'.B2"/>
      <style:map style:condition="cell-content()=1" style:apply-style-name="Presentiel_5f_Present" style:base-cell-address="'Semaine 5'.B2"/>
      <style:map style:condition="cell-content()=0" style:apply-style-name="Accent" style:base-cell-address="'Semaine 5'.B2"/>
    </style:style>
    <style:style style:name="ce14" style:family="table-cell" style:parent-style-name="Presentiel_5f_Asent">
      <style:map style:condition="cell-content()=0" style:apply-style-name="Presentiel_5f_Asent" style:base-cell-address="'Semaine 6'.B2"/>
      <style:map style:condition="cell-content()=1" style:apply-style-name="Presentiel_5f_Present" style:base-cell-address="'Semaine 6'.B2"/>
      <style:map style:condition="cell-content()=0" style:apply-style-name="Accent" style:base-cell-address="'Semaine 6'.B2"/>
    </style:style>
  </office:automatic-styles>
  <office:body>
    <office:spreadsheet>
      <table:calculation-settings table:automatic-find-labels="false" table:use-regular-expressions="false" table:use-wildcards="true"/>
      <table:table table:name="Semaine 1" table:style-name="ta1">
        <table:table-column table:style-name="co1" table:default-cell-style-name="ce15"/>
        <table:table-column table:style-name="co2" table:default-cell-style-name="ce3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4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5-06" calcext:value-type="date">
            <text:p>lundi 6 mai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3" office:value-type="float" office:value="0" calcext:value-type="float">
            <text:p>0</text:p>
          </table:table-cell>
          <table:table-cell table:number-columns-repeated="7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3H30M00S" calcext:value-type="time">
            <text:p>03:30</text:p>
          </table:table-cell>
        </table:table-row>
        <table:table-row table:style-name="ro1">
          <table:table-cell office:value-type="date" office:date-value="2019-05-07" calcext:value-type="date">
            <text:p>mardi 7 mai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number-columns-repeated="16" table:style-name="ce3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3H00M00S" calcext:value-type="time">
            <text:p>03:00</text:p>
          </table:table-cell>
        </table:table-row>
        <table:table-row table:style-name="ro1">
          <table:table-cell office:value-type="date" office:date-value="2019-05-08" calcext:value-type="date">
            <text:p>mercredi 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09" calcext:value-type="date">
            <text:p>jeudi 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5-10" calcext:value-type="date">
            <text:p>vendredi 1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3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6H30M00S" calcext:value-type="time">
            <text:p>06:3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5-06" calcext:value-type="date">
            <text:p>lundi 6 mai</text:p>
          </table:table-cell>
          <table:table-cell table:style-name="ce6" office:value-type="string" calcext:value-type="string" table:number-columns-spanned="18" table:number-rows-spanned="1">
            <text:p>Découverte du sujet &amp; Installation Anaconda</text:p>
          </table:table-cell>
          <table:covered-table-cell table:number-columns-repeated="17" table:style-name="ce7"/>
          <table:table-cell table:number-columns-repeated="7"/>
        </table:table-row>
        <table:table-row table:style-name="ro1">
          <table:table-cell table:formula="of:=[.A3]" office:value-type="date" office:date-value="2019-05-07" calcext:value-type="date">
            <text:p>mardi 7 mai</text:p>
          </table:table-cell>
          <table:table-cell table:style-name="ce6" office:value-type="string" calcext:value-type="string" table:number-columns-spanned="18" table:number-rows-spanned="1">
            <text:p>Recherche de sources</text:p>
          </table:table-cell>
          <table:covered-table-cell table:number-columns-repeated="17" table:style-name="ce7"/>
          <table:table-cell table:number-columns-repeated="7"/>
        </table:table-row>
        <table:table-row table:style-name="ro1">
          <table:table-cell table:formula="of:=[.A4]" office:value-type="date" office:date-value="2019-05-08" calcext:value-type="date">
            <text:p>mercredi 8 mai</text:p>
          </table:table-cell>
          <table:table-cell table:style-name="ce6" table:number-columns-spanned="18" table:number-rows-spanned="1"/>
          <table:covered-table-cell table:number-columns-repeated="17" table:style-name="ce7"/>
          <table:table-cell table:number-columns-repeated="7"/>
        </table:table-row>
        <table:table-row table:style-name="ro1">
          <table:table-cell table:formula="of:=[.A5]" office:value-type="date" office:date-value="2019-05-09" calcext:value-type="date">
            <text:p>jeudi 9 mai</text:p>
          </table:table-cell>
          <table:table-cell table:style-name="ce6" table:number-columns-spanned="18" table:number-rows-spanned="1"/>
          <table:covered-table-cell table:number-columns-repeated="17" table:style-name="ce7"/>
          <table:table-cell table:number-columns-repeated="7"/>
        </table:table-row>
        <table:table-row table:style-name="ro1">
          <table:table-cell table:formula="of:=[.A6]" office:value-type="date" office:date-value="2019-05-10" calcext:value-type="date">
            <text:p>vendredi 10 mai</text:p>
          </table:table-cell>
          <table:table-cell table:style-name="ce6" table:number-columns-spanned="18" table:number-rows-spanned="1"/>
          <table:covered-table-cell table:number-columns-repeated="17" table:style-name="ce7"/>
          <table:table-cell table:number-columns-repeated="7"/>
        </table:table-row>
        <calcext:conditional-formats>
          <calcext:conditional-format calcext:target-range-address="'Semaine 1'.B2:'Semaine 1'.Y6">
            <calcext:condition calcext:apply-style-name="Presentiel_Asent" calcext:value="=0" calcext:base-cell-address="'Semaine 1'.B2"/>
            <calcext:condition calcext:apply-style-name="Presentiel_Present" calcext:value="=1" calcext:base-cell-address="'Semaine 1'.B2"/>
            <calcext:condition calcext:apply-style-name="Accent" calcext:value="=0" calcext:base-cell-address="'Semaine 1'.B2"/>
          </calcext:conditional-format>
        </calcext:conditional-formats>
      </table:table>
      <table:table table:name="Semaine 2" table:style-name="ta1">
        <table:table-column table:style-name="co1" table:default-cell-style-name="ce15"/>
        <table:table-column table:style-name="co2" table:default-cell-style-name="ce9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13" calcext:value-type="date">
            <text:p>lundi 1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4" calcext:value-type="date">
            <text:p>mardi 1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5" calcext:value-type="date">
            <text:p>mercredi 15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6" calcext:value-type="date">
            <text:p>jeudi 16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17" calcext:value-type="date">
            <text:p>vendredi 1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9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13" calcext:value-type="date">
            <text:p>lundi 13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3]" office:value-type="date" office:date-value="2019-05-14" calcext:value-type="date">
            <text:p>mardi 14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4]" office:value-type="date" office:date-value="2019-05-15" calcext:value-type="date">
            <text:p>mercredi 15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5]" office:value-type="date" office:date-value="2019-05-16" calcext:value-type="date">
            <text:p>jeudi 16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6]" office:value-type="date" office:date-value="2019-05-17" calcext:value-type="date">
            <text:p>vendredi 17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calcext:conditional-formats>
          <calcext:conditional-format calcext:target-range-address="'Semaine 2'.B2:'Semaine 2'.Y6">
            <calcext:condition calcext:apply-style-name="Presentiel_Asent" calcext:value="=0" calcext:base-cell-address="'Semaine 2'.B2"/>
            <calcext:condition calcext:apply-style-name="Presentiel_Present" calcext:value="=1" calcext:base-cell-address="'Semaine 2'.B2"/>
            <calcext:condition calcext:apply-style-name="Accent" calcext:value="=0" calcext:base-cell-address="'Semaine 2'.B2"/>
          </calcext:conditional-format>
        </calcext:conditional-formats>
      </table:table>
      <table:table table:name="Semaine 3" table:style-name="ta1">
        <table:table-column table:style-name="co1" table:default-cell-style-name="ce15"/>
        <table:table-column table:style-name="co2" table:default-cell-style-name="ce11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6" table:default-cell-style-name="Default"/>
        <table:table-column table:style-name="co5" table:default-cell-style-name="Default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0" calcext:value-type="date">
            <text:p>lundi 2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1" calcext:value-type="date">
            <text:p>mardi 2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2" calcext:value-type="date">
            <text:p>mercredi 22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3" calcext:value-type="date">
            <text:p>jeudi 23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4" calcext:value-type="date">
            <text:p>vendredi 24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1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0" calcext:value-type="date">
            <text:p>lundi 20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3]" office:value-type="date" office:date-value="2019-05-21" calcext:value-type="date">
            <text:p>mardi 21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4]" office:value-type="date" office:date-value="2019-05-22" calcext:value-type="date">
            <text:p>mercredi 22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5]" office:value-type="date" office:date-value="2019-05-23" calcext:value-type="date">
            <text:p>jeudi 23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6]" office:value-type="date" office:date-value="2019-05-24" calcext:value-type="date">
            <text:p>vendredi 24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calcext:conditional-formats>
          <calcext:conditional-format calcext:target-range-address="'Semaine 3'.B2:'Semaine 3'.Y6">
            <calcext:condition calcext:apply-style-name="Presentiel_Asent" calcext:value="=0" calcext:base-cell-address="'Semaine 3'.B2"/>
            <calcext:condition calcext:apply-style-name="Presentiel_Present" calcext:value="=1" calcext:base-cell-address="'Semaine 3'.B2"/>
            <calcext:condition calcext:apply-style-name="Accent" calcext:value="=0" calcext:base-cell-address="'Semaine 3'.B2"/>
          </calcext:conditional-format>
        </calcext:conditional-formats>
      </table:table>
      <table:table table:name="Semaine 4" table:style-name="ta1">
        <table:table-column table:style-name="co1" table:default-cell-style-name="ce15"/>
        <table:table-column table:style-name="co2" table:default-cell-style-name="ce12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5-27" calcext:value-type="date">
            <text:p>lundi 27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8" calcext:value-type="date">
            <text:p>mardi 28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29" calcext:value-type="date">
            <text:p>mercredi 29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0" calcext:value-type="date">
            <text:p>jeudi 30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5-31" calcext:value-type="date">
            <text:p>vendredi 31 mai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2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5-27" calcext:value-type="date">
            <text:p>lundi 27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3]" office:value-type="date" office:date-value="2019-05-28" calcext:value-type="date">
            <text:p>mardi 28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4]" office:value-type="date" office:date-value="2019-05-29" calcext:value-type="date">
            <text:p>mercredi 29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5]" office:value-type="date" office:date-value="2019-05-30" calcext:value-type="date">
            <text:p>jeudi 30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6]" office:value-type="date" office:date-value="2019-05-31" calcext:value-type="date">
            <text:p>vendredi 31 mai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calcext:conditional-formats>
          <calcext:conditional-format calcext:target-range-address="'Semaine 4'.B2:'Semaine 4'.Y6">
            <calcext:condition calcext:apply-style-name="Presentiel_Asent" calcext:value="=0" calcext:base-cell-address="'Semaine 4'.B2"/>
            <calcext:condition calcext:apply-style-name="Presentiel_Present" calcext:value="=1" calcext:base-cell-address="'Semaine 4'.B2"/>
            <calcext:condition calcext:apply-style-name="Accent" calcext:value="=0" calcext:base-cell-address="'Semaine 4'.B2"/>
          </calcext:conditional-format>
        </calcext:conditional-formats>
      </table:table>
      <table:table table:name="Semaine 5" table:style-name="ta1">
        <table:table-column table:style-name="co1" table:default-cell-style-name="ce15"/>
        <table:table-column table:style-name="co2" table:default-cell-style-name="ce13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column table:style-name="co6" table:number-columns-repeated="998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  <table:table-cell table:number-columns-repeated="998"/>
        </table:table-row>
        <table:table-row table:style-name="ro1">
          <table:table-cell office:value-type="date" office:date-value="2019-06-03" calcext:value-type="date">
            <text:p>lundi 3 juin</text:p>
          </table:table-cell>
          <table:table-cell office:value-type="float" office:value="0" calcext:value-type="float">
            <text:p>0</text:p>
          </table:table-cell>
          <table:table-cell table:number-columns-repeated="10" table:style-name="ce13" office:value-type="float" office:value="0" calcext:value-type="float">
            <text:p>0</text:p>
          </table:table-cell>
          <table:table-cell table:number-columns-repeated="4" table:style-name="ce13" office:value-type="float" office:value="1" calcext:value-type="float">
            <text:p>1</text:p>
          </table:table-cell>
          <table:table-cell table:number-columns-repeated="9" table:style-name="ce13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2H00M00S" calcext:value-type="time">
            <text:p>02:00</text:p>
          </table:table-cell>
          <table:table-cell table:number-columns-repeated="998"/>
        </table:table-row>
        <table:table-row table:style-name="ro1">
          <table:table-cell office:value-type="date" office:date-value="2019-06-04" calcext:value-type="date">
            <text:p>mardi 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5" calcext:value-type="date">
            <text:p>mercredi 5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6" calcext:value-type="date">
            <text:p>jeudi 6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>
          <table:table-cell office:value-type="date" office:date-value="2019-06-07" calcext:value-type="date">
            <text:p>vendredi 7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3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  <table:table-cell table:number-columns-repeated="998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otal Semaine</text:p>
          </table:table-cell>
          <table:table-cell table:style-name="ce18" table:formula="of:=SUM([.Z2:.Z6])" office:value-type="time" office:time-value="PT02H00M00S" calcext:value-type="time">
            <text:p>02:00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]" office:value-type="date" office:date-value="2019-06-03" calcext:value-type="date">
            <text:p>lundi 3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3]" office:value-type="date" office:date-value="2019-06-04" calcext:value-type="date">
            <text:p>mardi 4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4]" office:value-type="date" office:date-value="2019-06-05" calcext:value-type="date">
            <text:p>mercredi 5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5]" office:value-type="date" office:date-value="2019-06-06" calcext:value-type="date">
            <text:p>jeudi 6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table:table-row table:style-name="ro1">
          <table:table-cell table:formula="of:=[.A6]" office:value-type="date" office:date-value="2019-06-07" calcext:value-type="date">
            <text:p>vendredi 7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1005"/>
        </table:table-row>
        <calcext:conditional-formats>
          <calcext:conditional-format calcext:target-range-address="'Semaine 5'.B2:'Semaine 5'.Y6">
            <calcext:condition calcext:apply-style-name="Presentiel_Asent" calcext:value="=0" calcext:base-cell-address="'Semaine 5'.B2"/>
            <calcext:condition calcext:apply-style-name="Presentiel_Present" calcext:value="=1" calcext:base-cell-address="'Semaine 5'.B2"/>
            <calcext:condition calcext:apply-style-name="Accent" calcext:value="=0" calcext:base-cell-address="'Semaine 5'.B2"/>
          </calcext:conditional-format>
        </calcext:conditional-formats>
      </table:table>
      <table:table table:name="Semaine 6" table:style-name="ta1">
        <table:table-column table:style-name="co1" table:default-cell-style-name="ce15"/>
        <table:table-column table:style-name="co2" table:default-cell-style-name="ce14"/>
        <table:table-column table:style-name="co2" table:number-columns-repeated="5" table:default-cell-style-name="Default"/>
        <table:table-column table:style-name="co3" table:number-columns-repeated="2" table:default-cell-style-name="Default"/>
        <table:table-column table:style-name="co2" table:number-columns-repeated="17" table:default-cell-style-name="Default"/>
        <table:table-row table:style-name="ro1">
          <table:table-cell table:style-name="Default"/>
          <table:table-cell table:style-name="ce16" office:value-type="time" office:time-value="PT08H00M00S" calcext:value-type="time">
            <text:p>08:00</text:p>
          </table:table-cell>
          <table:table-cell table:style-name="ce16" office:value-type="time" office:time-value="PT08H30M00S" calcext:value-type="time">
            <text:p>08:30</text:p>
          </table:table-cell>
          <table:table-cell table:style-name="ce16" office:value-type="time" office:time-value="PT09H00M00S" calcext:value-type="time">
            <text:p>09:00</text:p>
          </table:table-cell>
          <table:table-cell table:style-name="ce16" office:value-type="time" office:time-value="PT09H30M00S" calcext:value-type="time">
            <text:p>09:30</text:p>
          </table:table-cell>
          <table:table-cell table:style-name="ce16" office:value-type="time" office:time-value="PT10H00M00S" calcext:value-type="time">
            <text:p>10:00</text:p>
          </table:table-cell>
          <table:table-cell table:style-name="ce16" office:value-type="time" office:time-value="PT10H30M00S" calcext:value-type="time">
            <text:p>10:30</text:p>
          </table:table-cell>
          <table:table-cell table:style-name="ce16" office:value-type="time" office:time-value="PT11H00M00S" calcext:value-type="time">
            <text:p>11:00</text:p>
          </table:table-cell>
          <table:table-cell table:style-name="ce16" office:value-type="time" office:time-value="PT11H30M00S" calcext:value-type="time">
            <text:p>11:30</text:p>
          </table:table-cell>
          <table:table-cell table:style-name="ce16" office:value-type="time" office:time-value="PT12H00M00S" calcext:value-type="time">
            <text:p>12:00</text:p>
          </table:table-cell>
          <table:table-cell table:style-name="ce16" office:value-type="time" office:time-value="PT12H30M00S" calcext:value-type="time">
            <text:p>12:30</text:p>
          </table:table-cell>
          <table:table-cell table:style-name="ce16" office:value-type="time" office:time-value="PT13H00M00S" calcext:value-type="time">
            <text:p>13:00</text:p>
          </table:table-cell>
          <table:table-cell table:style-name="ce16" office:value-type="time" office:time-value="PT13H30M00S" calcext:value-type="time">
            <text:p>13:30</text:p>
          </table:table-cell>
          <table:table-cell table:style-name="ce16" office:value-type="time" office:time-value="PT14H00M00S" calcext:value-type="time">
            <text:p>14:00</text:p>
          </table:table-cell>
          <table:table-cell table:style-name="ce16" office:value-type="time" office:time-value="PT14H30M00S" calcext:value-type="time">
            <text:p>14:30</text:p>
          </table:table-cell>
          <table:table-cell table:style-name="ce16" office:value-type="time" office:time-value="PT15H00M00S" calcext:value-type="time">
            <text:p>15:00</text:p>
          </table:table-cell>
          <table:table-cell table:style-name="ce16" office:value-type="time" office:time-value="PT15H30M00S" calcext:value-type="time">
            <text:p>15:30</text:p>
          </table:table-cell>
          <table:table-cell table:style-name="ce16" office:value-type="time" office:time-value="PT16H00M00S" calcext:value-type="time">
            <text:p>16:00</text:p>
          </table:table-cell>
          <table:table-cell table:style-name="ce16" office:value-type="time" office:time-value="PT16H30M00S" calcext:value-type="time">
            <text:p>16:30</text:p>
          </table:table-cell>
          <table:table-cell table:style-name="ce16" office:value-type="time" office:time-value="PT17H00M00S" calcext:value-type="time">
            <text:p>17:00</text:p>
          </table:table-cell>
          <table:table-cell table:style-name="ce16" office:value-type="time" office:time-value="PT17H30M00S" calcext:value-type="time">
            <text:p>17:30</text:p>
          </table:table-cell>
          <table:table-cell table:style-name="ce16" office:value-type="time" office:time-value="PT18H00M00S" calcext:value-type="time">
            <text:p>18:00</text:p>
          </table:table-cell>
          <table:table-cell table:style-name="ce16" office:value-type="time" office:time-value="PT18H30M00S" calcext:value-type="time">
            <text:p>18:30</text:p>
          </table:table-cell>
          <table:table-cell table:style-name="ce16" office:value-type="time" office:time-value="PT19H00M00S" calcext:value-type="time">
            <text:p>19:00</text:p>
          </table:table-cell>
          <table:table-cell table:style-name="ce16" office:value-type="time" office:time-value="PT19H30M00S" calcext:value-type="time">
            <text:p>19:30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date" office:date-value="2019-06-10" calcext:value-type="date">
            <text:p>lundi 10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9" table:formula="of:=SUM([.B2:.Y2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1" calcext:value-type="date">
            <text:p>mardi 11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9" table:formula="of:=SUM([.B3:.Y3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2" calcext:value-type="date">
            <text:p>mercredi 12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9" table:formula="of:=SUM([.B4:.Y4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3" calcext:value-type="date">
            <text:p>jeudi 13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9" table:formula="of:=SUM([.B5:.Y5])*TIME(0;30;0)" office:value-type="time" office:time-value="PT00H00M00S" calcext:value-type="time">
            <text:p>00:00</text:p>
          </table:table-cell>
        </table:table-row>
        <table:table-row table:style-name="ro1">
          <table:table-cell office:value-type="date" office:date-value="2019-06-14" calcext:value-type="date">
            <text:p>vendredi 14 juin</text:p>
          </table:table-cell>
          <table:table-cell office:value-type="float" office:value="0" calcext:value-type="float">
            <text:p>0</text:p>
          </table:table-cell>
          <table:table-cell table:number-columns-repeated="23" table:style-name="ce14" office:value-type="float" office:value="0" calcext:value-type="float">
            <text:p>0</text:p>
          </table:table-cell>
          <table:table-cell table:style-name="ce19" table:formula="of:=SUM([.B6:.Y6])*TIME(0;30;0)" office:value-type="time" office:time-value="PT00H00M00S" calcext:value-type="time">
            <text:p>00:00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otal Semaine:</text:p>
          </table:table-cell>
          <table:table-cell table:style-name="ce18" table:formula="of:=SUM([.Z2:.Z6])" office:value-type="time" office:time-value="PT00H00M00S" calcext:value-type="time">
            <text:p>00:00</text:p>
          </table:table-cell>
          <table:table-cell table:number-columns-repeated="24"/>
        </table:table-row>
        <table:table-row table:style-name="ro1" table:number-rows-repeated="2">
          <table:table-cell table:style-name="Default" table:number-columns-repeated="2"/>
          <table:table-cell table:number-columns-repeated="24"/>
        </table:table-row>
        <table:table-row table:style-name="ro1">
          <table:table-cell table:style-name="Default" office:value-type="string" calcext:value-type="string">
            <text:p>Travail Réalisé :</text:p>
          </table:table-cell>
          <table:table-cell table:style-name="Default"/>
          <table:table-cell table:number-columns-repeated="24"/>
        </table:table-row>
        <table:table-row table:style-name="ro1">
          <table:table-cell table:formula="of:=[.A2]" office:value-type="date" office:date-value="2019-06-10" calcext:value-type="date">
            <text:p>lundi 10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7"/>
        </table:table-row>
        <table:table-row table:style-name="ro1">
          <table:table-cell table:formula="of:=[.A3]" office:value-type="date" office:date-value="2019-06-11" calcext:value-type="date">
            <text:p>mardi 11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7"/>
        </table:table-row>
        <table:table-row table:style-name="ro1">
          <table:table-cell table:formula="of:=[.A4]" office:value-type="date" office:date-value="2019-06-12" calcext:value-type="date">
            <text:p>mercredi 12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7"/>
        </table:table-row>
        <table:table-row table:style-name="ro1">
          <table:table-cell table:formula="of:=[.A5]" office:value-type="date" office:date-value="2019-06-13" calcext:value-type="date">
            <text:p>jeudi 13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7"/>
        </table:table-row>
        <table:table-row table:style-name="ro1">
          <table:table-cell table:formula="of:=[.A6]" office:value-type="date" office:date-value="2019-06-14" calcext:value-type="date">
            <text:p>vendredi 14 juin</text:p>
          </table:table-cell>
          <table:table-cell table:style-name="ce10" table:number-columns-spanned="18" table:number-rows-spanned="1"/>
          <table:covered-table-cell table:number-columns-repeated="17"/>
          <table:table-cell table:number-columns-repeated="7"/>
        </table:table-row>
        <calcext:conditional-formats>
          <calcext:conditional-format calcext:target-range-address="'Semaine 6'.B2:'Semaine 6'.Y6">
            <calcext:condition calcext:apply-style-name="Presentiel_Asent" calcext:value="=0" calcext:base-cell-address="'Semaine 6'.B2"/>
            <calcext:condition calcext:apply-style-name="Presentiel_Present" calcext:value="=1" calcext:base-cell-address="'Semaine 6'.B2"/>
            <calcext:condition calcext:apply-style-name="Accent" calcext:value="=0" calcext:base-cell-address="'Semaine 6'.B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0107" number:language="fr" number:country="FR">
      <number:day-of-week number:style="long"/>
      <number:text> </number:text>
      <number:day/>
      <number:text> </number:text>
      <number:month number:style="long" number:textual="true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resentiel_5f_Present" style:display-name="Presentiel_Present" style:family="table-cell" style:parent-style-name="Default">
      <style:table-cell-properties fo:background-color="#72bf44" loext:vertical-justify="auto"/>
      <style:paragraph-properties css3t:text-justify="auto"/>
      <style:text-properties fo:color="#72bf44"/>
    </style:style>
    <style:style style:name="Presentiel_5f_Asent" style:display-name="Presentiel_Asent" style:family="table-cell" style:parent-style-name="Presentiel_5f_Present">
      <style:table-cell-properties fo:background-color="#999999" loext:vertical-justify="auto"/>
      <style:paragraph-properties css3t:text-justify="auto"/>
      <style:text-properties fo:color="#999999"/>
    </style:style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1:22:53.9949950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4:24:33.212798923</meta:creation-date>
    <dc:date>2019-05-07T11:32:32.930733031</dc:date>
    <meta:editing-duration>PT26M47S</meta:editing-duration>
    <meta:editing-cycles>11</meta:editing-cycles>
    <meta:generator>LibreOffice/6.0.7.3$Linux_X86_64 LibreOffice_project/00m0$Build-3</meta:generator>
    <meta:document-statistic meta:table-count="6" meta:cell-count="980" meta:object-count="0"/>
  </office:meta>
</office:document-meta>
</file>